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D7E00000158F628EDA2.png" manifest:media-type="image/png"/>
  <manifest:file-entry manifest:full-path="Pictures/10000000000000B0000000C70AF3F52F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38cm" fo:margin-left="-0.191cm" fo:margin-top="0cm" fo:margin-bottom="0cm" table:align="left" style:writing-mode="lr-tb"/>
    </style:style>
    <style:style style:name="Table1.A" style:family="table-column">
      <style:table-column-properties style:column-width="2.441cm"/>
    </style:style>
    <style:style style:name="Table1.B" style:family="table-column">
      <style:table-column-properties style:column-width="14.937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8.251cm" fo:margin-left="4.001cm" fo:margin-top="0cm" fo:margin-bottom="0cm" table:align="left" style:writing-mode="lr-tb"/>
    </style:style>
    <style:style style:name="Table2.A" style:family="table-column">
      <style:table-column-properties style:column-width="6.999cm"/>
    </style:style>
    <style:style style:name="Table2.B" style:family="table-column">
      <style:table-column-properties style:column-width="1.25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3" style:family="table">
      <style:table-properties style:width="17.692cm" fo:margin-left="0cm" fo:margin-top="0cm" fo:margin-bottom="0cm" table:align="left" style:writing-mode="lr-tb"/>
    </style:style>
    <style:style style:name="Table3.A" style:family="table-column">
      <style:table-column-properties style:column-width="3.545cm"/>
    </style:style>
    <style:style style:name="Table3.B" style:family="table-column">
      <style:table-column-properties style:column-width="3.235cm"/>
    </style:style>
    <style:style style:name="Table3.C" style:family="table-column">
      <style:table-column-properties style:column-width="3.217cm"/>
    </style:style>
    <style:style style:name="Table3.D" style:family="table-column">
      <style:table-column-properties style:column-width="3.773cm"/>
    </style:style>
    <style:style style:name="Table3.E" style:family="table-column">
      <style:table-column-properties style:column-width="3.921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3.C1" style:family="table-cell">
      <style:table-cell-properties fo:padding-left="0.191cm" fo:padding-right="0.191cm" fo:padding-top="0cm" fo:padding-bottom="0cm" fo:border="none" style:writing-mode="lr-tb"/>
    </style:style>
    <style:style style:name="Table3.E1" style:family="table-cell">
      <style:table-cell-properties style:vertical-align="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3.C2" style:family="table-cell">
      <style:table-cell-properties fo:padding-left="0.191cm" fo:padding-right="0.191cm" fo:padding-top="0cm" fo:padding-bottom="0cm" fo:border="none" style:writing-mode="lr-tb"/>
    </style:style>
    <style:style style:name="Table3.C3" style:family="table-cell">
      <style:table-cell-properties fo:padding-left="0.191cm" fo:padding-right="0.191cm" fo:padding-top="0cm" fo:padding-bottom="0cm" fo:border="none" style:writing-mode="lr-tb"/>
    </style:style>
    <style:style style:name="Table3.C4" style:family="table-cell">
      <style:table-cell-properties fo:padding-left="0.191cm" fo:padding-right="0.191cm" fo:padding-top="0cm" fo:padding-bottom="0cm" fo:border="none" style:writing-mode="lr-tb"/>
    </style:style>
    <style:style style:name="Table3.C5" style:family="table-cell">
      <style:table-cell-properties fo:padding-left="0.191cm" fo:padding-right="0.191cm" fo:padding-top="0cm" fo:padding-bottom="0cm" fo:border="none" style:writing-mode="lr-tb"/>
    </style:style>
    <style:style style:name="Table4" style:family="table">
      <style:table-properties style:width="17.5cm" table:align="margins" style:writing-mode="lr-tb"/>
    </style:style>
    <style:style style:name="Table4.A" style:family="table-column">
      <style:table-column-properties style:column-width="4.374cm" style:rel-column-width="16383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D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2pt" fo:font-weight="bold" style:letter-kerning="false" style:font-size-asian="12pt" style:font-weight-asian="bold" style:font-size-complex="12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size="10pt" style:letter-kerning="false" style:font-size-asian="10pt" style:font-size-complex="10pt"/>
    </style:style>
    <style:style style:name="P3" style:family="paragraph" style:parent-style-name="Standard">
      <style:paragraph-properties fo:margin-right="-0.004cm" fo:margin-top="0cm" fo:margin-bottom="0cm" style:contextual-spacing="false" fo:text-align="center" style:justify-single-word="false" fo:orphans="2" fo:widows="2"/>
      <style:text-properties fo:font-size="10pt" style:letter-kerning="false" style:font-size-asian="10pt" style:font-size-complex="10pt"/>
    </style:style>
    <style:style style:name="P4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text-properties fo:font-size="12pt" fo:font-style="italic" style:font-size-asian="12pt" style:font-style-asian="italic" style:font-size-complex="12pt"/>
    </style:style>
    <style:style style:name="P8" style:family="paragraph" style:parent-style-name="Standard">
      <style:text-properties fo:font-size="16pt" fo:font-style="italic" style:font-size-asian="16pt" style:font-style-asian="italic"/>
    </style:style>
    <style:style style:name="P9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10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</style:style>
    <style:style style:name="P11" style:family="paragraph" style:parent-style-name="Обычный1">
      <loext:graphic-properties draw:fill="solid" draw:fill-color="#ffffff"/>
      <style:paragraph-properties fo:margin-top="0cm" fo:margin-bottom="0cm" style:contextual-spacing="false" fo:text-align="end" style:justify-single-word="false" fo:background-color="#ffffff"/>
      <style:text-properties fo:font-size="10pt" style:letter-kerning="false" style:font-size-asian="10pt" style:font-size-complex="10pt"/>
    </style:style>
    <style:style style:name="P12" style:family="paragraph" style:parent-style-name="Обычный1">
      <style:paragraph-properties fo:margin-top="0cm" fo:margin-bottom="0cm" style:contextual-spacing="false" fo:text-align="center" style:justify-single-word="false"/>
      <style:text-properties fo:font-size="10pt" style:letter-kerning="false" style:font-size-asian="10pt" style:font-size-complex="10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15" style:family="paragraph">
      <loext:graphic-properties draw:fill="solid" draw:fill-color="#ffffff"/>
      <style:paragraph-properties fo:text-align="start"/>
      <style:text-properties fo:font-size="18pt"/>
    </style:style>
    <style:style style:name="P16" style:family="paragraph" style:parent-style-name="Обычный1" style:list-style-name="">
      <loext:graphic-properties draw:fill="solid" draw:fill-color="#ffffff"/>
      <style:paragraph-properties fo:margin-left="3.251cm" fo:line-height="125%" fo:background-color="#ffffff"/>
    </style:style>
    <style:style style:name="P17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font-size-asian="16pt"/>
    </style:style>
    <style:style style:name="P18" style:family="paragraph" style:parent-style-name="Standard">
      <style:paragraph-properties fo:margin-left="0.25cm"/>
    </style:style>
    <style:style style:name="P19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0pt" style:letter-kerning="false" style:font-size-asian="10pt" style:font-size-complex="10pt"/>
    </style:style>
    <style:style style:name="P21" style:family="paragraph" style:parent-style-name="Standard">
      <style:paragraph-properties fo:margin-top="0cm" fo:margin-bottom="0cm" style:contextual-spacing="false" fo:text-align="center" style:justify-single-word="false" fo:orphans="2" fo:widows="2" fo:padding-left="0cm" fo:padding-right="0cm" fo:padding-top="0cm" fo:padding-bottom="0.035cm" fo:border-left="none" fo:border-right="none" fo:border-top="none" fo:border-bottom="0.74pt solid #000000"/>
      <style:text-properties fo:font-size="10pt" style:letter-kerning="false" style:font-size-asian="10pt" style:font-size-complex="10pt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4pt" style:letter-kerning="false" style:font-size-asian="14pt" style:font-size-complex="14pt"/>
    </style:style>
    <style:style style:name="P23" style:family="paragraph" style:parent-style-name="Standard">
      <style:paragraph-properties fo:margin-top="0cm" fo:margin-bottom="0cm" style:contextual-spacing="false" fo:text-align="end" style:justify-single-word="false" fo:orphans="2" fo:widows="2" fo:padding-left="0cm" fo:padding-right="0cm" fo:padding-top="0cm" fo:padding-bottom="0.035cm" fo:border-left="none" fo:border-right="none" fo:border-top="none" fo:border-bottom="0.74pt solid #000000"/>
      <style:text-properties fo:font-size="10pt" style:letter-kerning="false" style:font-size-asian="10pt" style:font-size-complex="10pt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size="14pt" style:letter-kerning="false" style:font-size-asian="14pt" style:font-size-complex="14pt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2" fo:widows="2" fo:padding-left="0cm" fo:padding-right="0cm" fo:padding-top="0cm" fo:padding-bottom="0.035cm" fo:border-left="none" fo:border-right="none" fo:border-top="none" fo:border-bottom="0.74pt solid #000000"/>
      <style:text-properties fo:font-size="14pt" style:letter-kerning="false" style:font-size-asian="14pt" style:font-size-complex="14pt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 fo:orphans="2" fo:widows="2" fo:padding-left="0cm" fo:padding-right="0cm" fo:padding-top="0cm" fo:padding-bottom="0.035cm" fo:border-left="none" fo:border-right="none" fo:border-top="none" fo:border-bottom="0.74pt solid #000000"/>
      <style:text-properties fo:font-size="10pt" style:letter-kerning="false" style:font-size-asian="10pt" style:font-size-complex="10pt"/>
    </style:style>
    <style:style style:name="P27" style:family="paragraph" style:parent-style-name="Standard">
      <style:text-properties fo:font-size="12pt" style:font-size-asian="12pt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margin-top="0cm" fo:margin-bottom="0cm" style:contextual-spacing="false" fo:line-height="150%" fo:text-align="justify" style:justify-single-word="false" fo:text-indent="1.27cm" style:auto-text-indent="false" fo:break-before="page"/>
    </style:style>
    <style:style style:name="P30" style:family="paragraph" style:parent-style-name="Standard">
      <style:paragraph-properties fo:line-height="150%" fo:text-align="justify" style:justify-single-word="false"/>
    </style:style>
    <style:style style:name="P31" style:family="paragraph" style:parent-style-name="Table_20_Contents">
      <style:text-properties fo:font-size="14pt" officeooo:paragraph-rsid="001a9a57" style:font-size-asian="14pt" style:font-size-complex="14pt"/>
    </style:style>
    <style:style style:name="P32" style:family="paragraph" style:parent-style-name="Table_20_Contents">
      <style:text-properties fo:font-size="14pt" officeooo:rsid="001a9a57" officeooo:paragraph-rsid="001a9a57" style:font-size-asian="14pt" style:font-size-complex="14pt"/>
    </style:style>
    <style:style style:name="P33" style:family="paragraph" style:parent-style-name="Standard">
      <style:text-properties fo:font-size="14pt" officeooo:paragraph-rsid="001a9a57" style:font-size-asian="14pt" style:font-size-complex="14pt"/>
    </style:style>
    <style:style style:name="P34" style:family="paragraph" style:parent-style-name="Standard">
      <style:paragraph-properties fo:line-height="150%" fo:text-align="justify" style:justify-single-word="false"/>
      <style:text-properties officeooo:paragraph-rsid="001a9a57"/>
    </style:style>
    <style:style style:name="P35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36" style:family="paragraph" style:parent-style-name="Standard">
      <style:paragraph-properties fo:line-height="150%" fo:text-align="center" style:justify-single-word="false"/>
    </style:style>
    <style:style style:name="P37" style:family="paragraph" style:parent-style-name="Standard">
      <style:paragraph-properties fo:line-height="150%" fo:text-align="justify" style:justify-single-word="false" fo:text-indent="1.27cm" style:auto-text-indent="false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text-transform="uppercase" fo:font-size="12pt" fo:font-weight="bold" style:font-size-asian="12pt" style:font-weight-asian="bold" style:font-size-complex="12pt"/>
    </style:style>
    <style:style style:name="T4" style:family="text">
      <style:text-properties fo:font-size="12pt" fo:font-style="italic" style:font-size-asian="12pt" style:font-style-asian="italic" style:font-size-complex="12pt"/>
    </style:style>
    <style:style style:name="T5" style:family="text">
      <style:text-properties fo:font-size="16pt" fo:font-style="italic" style:font-size-asian="16pt" style:font-style-asian="italic"/>
    </style:style>
    <style:style style:name="T6" style:family="text">
      <style:text-properties fo:font-size="16pt" fo:letter-spacing="0.176cm" fo:font-weight="bold" style:font-size-asian="16pt" style:font-weight-asian="bold"/>
    </style:style>
    <style:style style:name="T7" style:family="text">
      <style:text-properties fo:text-transform="uppercase" fo:font-size="16pt" fo:letter-spacing="0.176cm" fo:font-weight="bold" style:font-size-asian="16pt" style:font-weight-asian="bold"/>
    </style:style>
    <style:style style:name="T8" style:family="text">
      <style:text-properties fo:font-size="14pt" fo:font-weight="bold" style:font-size-asian="14pt" style:font-weight-asian="bold"/>
    </style:style>
    <style:style style:name="T9" style:family="text">
      <style:text-properties fo:font-size="14pt" fo:letter-spacing="0.176cm" style:font-size-asian="14pt" style:font-size-complex="14pt"/>
    </style:style>
    <style:style style:name="T10" style:family="text">
      <style:text-properties fo:font-size="16pt" style:text-underline-style="solid" style:text-underline-width="auto" style:text-underline-color="font-color" style:font-size-asian="16pt"/>
    </style:style>
    <style:style style:name="T11" style:family="text">
      <style:text-properties fo:font-size="16pt" style:font-size-asian="16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4" style:family="text">
      <style:text-properties fo:font-size="16pt" fo:language="en" fo:country="US" style:text-underline-style="solid" style:text-underline-width="auto" style:text-underline-color="font-color" style:font-size-asian="16pt" style:font-size-complex="16pt"/>
    </style:style>
    <style:style style:name="T15" style:family="text">
      <style:text-properties fo:font-size="14pt" style:font-size-asian="14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size="12pt" style:font-size-asian="12pt"/>
    </style:style>
    <style:style style:name="T19" style:family="text">
      <style:text-properties fo:font-size="12pt" officeooo:rsid="001a4bdd" style:font-size-asian="12pt"/>
    </style:style>
    <style:style style:name="T20" style:family="text">
      <style:text-properties fo:font-size="14pt" fo:font-weight="bold" style:font-size-asian="14pt" style:font-weight-asian="bold" style:font-size-complex="14pt" style:font-weight-complex="bold"/>
    </style:style>
    <style:style style:name="T21" style:family="text">
      <style:text-properties fo:color="#000000" loext:opacity="100%" style:font-name="Consolas" fo:font-size="9.5pt" style:font-size-asian="9.5pt" style:font-name-complex="Consolas1" style:font-size-complex="9.5pt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svg:stroke-linecap="butt" draw:fill="none" loext:fill-use-slide-background="false" draw:textarea-vertical-align="top" draw:auto-grow-height="false" fo:min-height="0cm" fo:min-width="0.506cm" fo:padding-top="0.125cm" fo:padding-bottom="0.125cm" fo:padding-left="0.25cm" fo:padding-right="0.25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solid" draw:fill-color="#ffffff" draw:textarea-vertical-align="top" draw:auto-grow-height="false" fo:min-height="0.568cm" fo:min-width="2.524cm" fo:padding-top="0.127cm" fo:padding-bottom="0.127cm" fo:padding-left="0.254cm" fo:padding-right="0.254cm" fo:wrap-option="wrap" loext:decorative="false" fo:margin-left="0.318cm" fo:margin-right="0.356cm" fo:margin-top="0cm" fo:margin-bottom="0.026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1"><draw:frame draw:style-name="fr1" draw:name="Рисунок 2" text:anchor-type="char" svg:x="-0.039cm" svg:y="0.582cm" svg:width="2.037cm" svg:height="2.302cm" draw:z-index="0"><draw:image xlink:href="Pictures/10000000000000B0000000C70AF3F52F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/text:p>
          </table:table-cell>
          <table:table-cell table:style-name="Table1.A1" office:value-type="string">
            <text:p text:style-name="P2" loext:marker-style-name="T1"><text:span text:style-name="T1">Министерство науки и высшего образования Российской Федерации</text:span><text:span text:style-name="T1"/></text:p>
            <text:p text:style-name="P2" loext:marker-style-name="T1"><text:span text:style-name="T1">Федеральное государственное бюджетное образовательное учреждение</text:span></text:p>
            <text:p text:style-name="P2" loext:marker-style-name="T1"><text:span text:style-name="T1">высшего образования</text:span><text:span text:style-name="T1"/></text:p>
            <text:p text:style-name="P3" loext:marker-style-name="T1"><text:span text:style-name="T1">«Московский государственный технический университет</text:span><text:span text:style-name="T1"/></text:p>
            <text:p text:style-name="P3" loext:marker-style-name="T1"><text:span text:style-name="T1">имени Н.Э. Баумана</text:span><text:span text:style-name="T1"/></text:p>
            <text:p text:style-name="P2" loext:marker-style-name="T1"><text:span text:style-name="T1">(национальный исследовательский университет)»</text:span><text:span text:style-name="T1"/></text:p>
            <text:p text:style-name="P2" loext:marker-style-name="T1"><text:span text:style-name="T1">(МГТУ им. Н.Э. Баумана)</text:span><text:span text:style-name="T1"/></text:p>
          </table:table-cell>
        </table:table-row>
      </table:table>
      <text:p text:style-name="P4" loext:marker-style-name="T1"/>
      <text:p text:style-name="P5" loext:marker-style-name="T1"/>
      <text:p text:style-name="Standard" loext:marker-style-name="T2"><text:span text:style-name="T2">ФАКУЛЬТЕТ </text:span><text:span text:style-name="T3">Информатика и системы управления</text:span></text:p>
      <text:p text:style-name="P6" loext:marker-style-name="T2"/>
      <text:p text:style-name="Standard" loext:marker-style-name="T1"><text:span text:style-name="T2">КАФЕДРА </text:span><text:span text:style-name="T3">Компьютерные системы и сети (ИУ6)</text:span></text:p>
      <text:p text:style-name="P7" loext:marker-style-name="T4"/>
      <text:p text:style-name="Standard" loext:marker-style-name="T2"><text:span text:style-name="T2">НАПРАВЛЕНИЕ ПОДГОТОВКИ <text:s/></text:span><text:span text:style-name="T1">09.03.01 <text:s/>Информатика и вычислительная техника</text:span></text:p>
      <text:p text:style-name="P8" loext:marker-style-name="T5"/>
      <text:p text:style-name="P8" loext:marker-style-name="T5"/>
      <text:h text:style-name="P9" text:outline-level="1" loext:marker-style-name="T6"/>
      <text:h text:style-name="P10" text:outline-level="1" loext:marker-style-name="T7"><text:span text:style-name="T7">Отчет</text:span><text:span text:style-name="T7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 loext:marker-style-name="T8"><text:span text:style-name="T8">по лабораторной работе №</text:span></text:p>
          </table:table-cell>
          <table:table-cell table:style-name="Table2.A1" office:value-type="string">
            <text:p text:style-name="P12" loext:marker-style-name="T9"><draw:custom-shape text:anchor-type="char" draw:z-index="1" draw:name="Автофигуры 5" draw:style-name="gr1" draw:text-style-name="P13" svg:width="1.006cm" svg:height="0.003cm" svg:x="-0.093cm" svg:y="0.526cm"><text:p/><draw:enhanced-geometry draw:mirror-horizontal="false" draw:mirror-vertical="fals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<text:span text:style-name="T9">6</text:span><text:span text:style-name="T9"/></text:p>
          </table:table-cell>
        </table:table-row>
      </table:table>
      <text:h text:style-name="P14" text:outline-level="1" loext:marker-style-name="T6"><draw:custom-shape text:anchor-type="char" draw:z-index="2" draw:name="Надпись 16" draw:style-name="gr2" draw:text-style-name="P15" svg:width="3.031cm" svg:height="0.821cm" svg:x="0.065cm" svg:y="0.617cm"><text:p text:style-name="Frame_20_contents"><text:span text:style-name="T8">Название: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h>
      <text:h text:style-name="P16" text:outline-level="1" loext:marker-style-name="T10"><text:span text:style-name="T10">Делегаты</text:span><text:span text:style-name="T10"/></text:h>
      <text:h text:style-name="P17" text:outline-level="1" loext:marker-style-name="T11"/>
      <text:p text:style-name="P18" loext:marker-style-name="T12"><text:span text:style-name="T8">Дисциплина: </text:span><text:span text:style-name="T13">Разработка приложений на языке </text:span><text:span text:style-name="T14">C</text:span><text:span text:style-name="T13">#</text:span></text:p>
      <text:p text:style-name="P19" loext:marker-style-name="T15"/>
      <text:p text:style-name="P19" loext:marker-style-name="T15"/>
      <text:p text:style-name="P19" loext:marker-style-name="T15"/>
      <text:p text:style-name="P19" loext:marker-style-name="T1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20" loext:marker-style-name="T16"><text:span text:style-name="T16">Студент</text:span><text:span text:style-name="T16"/></text:p>
          </table:table-cell>
          <table:table-cell table:style-name="Table3.A1" office:value-type="string">
            <text:p text:style-name="P21" loext:marker-style-name="T16"><text:span text:style-name="T16">ИУ6-73Б</text:span><text:span text:style-name="T16"/></text:p>
          </table:table-cell>
          <table:table-cell table:style-name="Table3.C1" office:value-type="string">
            <text:p text:style-name="P22" loext:marker-style-name="T16"/>
          </table:table-cell>
          <table:table-cell table:style-name="Table3.A1" office:value-type="string">
            <text:p text:style-name="P23" loext:marker-style-name="T17"><text:span text:style-name="T17"/></text:p>
          </table:table-cell>
          <table:table-cell table:style-name="Table3.E1" office:value-type="string">
            <text:p text:style-name="P21" loext:marker-style-name="T16"><text:span text:style-name="T17">К.А. Логачев</text:span></text:p>
          </table:table-cell>
        </table:table-row>
        <table:table-row table:style-name="Table3.1">
          <table:table-cell table:style-name="Table3.A1" office:value-type="string">
            <text:p text:style-name="P24" loext:marker-style-name="T16"/>
          </table:table-cell>
          <table:table-cell table:style-name="Table3.A1" office:value-type="string">
            <text:p text:style-name="P2">(Группа)</text:p>
          </table:table-cell>
          <table:table-cell table:style-name="Table3.C2" office:value-type="string">
            <text:p text:style-name="P2"/>
          </table:table-cell>
          <table:table-cell table:style-name="Table3.A1" office:value-type="string">
            <text:p text:style-name="P2">(Подпись, дата)</text:p>
          </table:table-cell>
          <table:table-cell table:style-name="Table3.A1" office:value-type="string">
            <text:p text:style-name="P2">(И.О. Фамилия)</text:p>
          </table:table-cell>
        </table:table-row>
        <table:table-row table:style-name="Table3.1">
          <table:table-cell table:style-name="Table3.A1" office:value-type="string">
            <text:p text:style-name="P24" loext:marker-style-name="T16"/>
          </table:table-cell>
          <table:table-cell table:style-name="Table3.A1" office:value-type="string">
            <text:p text:style-name="P2"/>
          </table:table-cell>
          <table:table-cell table:style-name="Table3.C3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20" loext:marker-style-name="T16"><text:span text:style-name="T16">Преподаватель</text:span><text:span text:style-name="T16"/></text:p>
          </table:table-cell>
          <table:table-cell table:style-name="Table3.A1" office:value-type="string">
            <text:p text:style-name="P20"/>
          </table:table-cell>
          <table:table-cell table:style-name="Table3.C4" office:value-type="string">
            <text:p text:style-name="P22" loext:marker-style-name="T16"/>
          </table:table-cell>
          <table:table-cell table:style-name="Table3.A1" office:value-type="string">
            <text:p text:style-name="P25" loext:marker-style-name="T16"/>
          </table:table-cell>
          <table:table-cell table:style-name="Table3.A1" office:value-type="string">
            <text:p text:style-name="P26" loext:marker-style-name="T16"><text:span text:style-name="T17">А.М. Минитаева</text:span><text:span text:style-name="T17"/></text:p>
          </table:table-cell>
        </table:table-row>
        <table:table-row table:style-name="Table3.1">
          <table:table-cell table:style-name="Table3.A1" office:value-type="string">
            <text:p text:style-name="P24" loext:marker-style-name="T16"/>
          </table:table-cell>
          <table:table-cell table:style-name="Table3.A1" office:value-type="string">
            <text:p text:style-name="P2"/>
          </table:table-cell>
          <table:table-cell table:style-name="Table3.C5" office:value-type="string">
            <text:p text:style-name="P2"/>
          </table:table-cell>
          <table:table-cell table:style-name="Table3.A1" office:value-type="string">
            <text:p text:style-name="P2">(Подпись, дата)</text:p>
          </table:table-cell>
          <table:table-cell table:style-name="Table3.A1" office:value-type="string">
            <text:p text:style-name="P2">(И.О. Фамилия)</text:p>
          </table:table-cell>
        </table:table-row>
      </table:table>
      <text:p text:style-name="P19" loext:marker-style-name="T15"><text:bookmark text:name="_GoBack"/></text:p>
      <text:p text:style-name="P27" loext:marker-style-name="T18"/>
      <text:p text:style-name="P27" loext:marker-style-name="T18"/>
      <text:p text:style-name="P27" loext:marker-style-name="T18"/>
      <text:p text:style-name="P28" loext:marker-style-name="T18"><text:span text:style-name="T18">Москва, 20</text:span><text:span text:style-name="T19">24</text:span></text:p>
      <text:p text:style-name="P27" loext:marker-style-name="T18"/>
      <text:p text:style-name="P29" loext:marker-style-name="T20"><text:span text:style-name="T20">Задание:</text:span><text:span text:style-name="T20"/></text:p>
      <text:p text:style-name="P30" loext:marker-style-name="T16"><text:span text:style-name="T16"><text:tab/>Создать консольное приложение в соответствии с индивидуальным вариантом разработайте требуемый тип делегата (пользовательский, библиотечный или лямбда-выражение).</text:span></text:p>
      <text:p text:style-name="P30" loext:marker-style-name="T16"><text:span text:style-name="T16"/></text:p>
      <table:table table:name="Table4" table:style-name="Table4">
        <table:table-column table:style-name="Table4.A" table:number-columns-repeated="4"/>
        <table:table-row>
          <table:table-cell table:style-name="Table4.A1" office:value-type="string">
            <text:p text:style-name="P31">N </text:p>
          </table:table-cell>
          <table:table-cell table:style-name="Table4.A1" office:value-type="string">
            <text:p text:style-name="P31">Тип</text:p>
            <text:p text:style-name="P31">делегата</text:p>
          </table:table-cell>
          <table:table-cell table:style-name="Table4.A1" office:value-type="string">
            <text:p text:style-name="P31">Задание</text:p>
          </table:table-cell>
          <table:table-cell table:style-name="Table4.D1" office:value-type="string">
            <text:p text:style-name="P31">Входные</text:p>
            <text:p text:style-name="P31">параметры</text:p>
          </table:table-cell>
        </table:table-row>
        <table:table-row>
          <table:table-cell table:style-name="Table4.A2" office:value-type="string">
            <text:p text:style-name="P32">14</text:p>
          </table:table-cell>
          <table:table-cell table:style-name="Table4.A2" office:value-type="string">
            <text:p text:style-name="P33">библиоте</text:p>
            <text:p text:style-name="P31">чный</text:p>
          </table:table-cell>
          <table:table-cell table:style-name="Table4.A2" office:value-type="string">
            <text:p text:style-name="P31">Метод возвращает подмножество</text:p>
            <text:p text:style-name="P31">элементов массива случайных чисел,</text:p>
            <text:p text:style-name="P31">которые отличаются от заданного</text:p>
            <text:p text:style-name="P31">числа не более чем на 4.</text:p>
          </table:table-cell>
          <table:table-cell table:style-name="Table4.D2" office:value-type="string">
            <text:p text:style-name="P31">Два</text:p>
            <text:p text:style-name="P31">параметра:</text:p>
            <text:p text:style-name="P31">размер</text:p>
            <text:p text:style-name="P31">массива,</text:p>
            <text:p text:style-name="P31">значеное</text:p>
            <text:p text:style-name="P31">число</text:p>
          </table:table-cell>
        </table:table-row>
      </table:table>
      <text:p text:style-name="P34" loext:marker-style-name="T16"><text:span text:style-name="T16"/></text:p>
      <text:p text:style-name="P30" loext:marker-style-name="T16"><text:span text:style-name="T16"/></text:p>
      <text:p text:style-name="P35" loext:marker-style-name="T16"/>
      <text:p text:style-name="P36" loext:marker-style-name="T20"><text:span text:style-name="T20">Выполнение</text:span><text:span text:style-name="T20"/></text:p>
      <text:p text:style-name="P37" loext:marker-style-name="T16"><text:span text:style-name="T16">Было разработано приложение по работе с делегатами. Код программы представлен на листинге 1.</text:span><text:span text:style-name="T16"/></text:p>
      <text:p text:style-name="P35" loext:marker-style-name="T16"/>
      <text:p text:style-name="P37" loext:marker-style-name="T16"><text:span text:style-name="T16">Листинг 1 – Код основной программы</text:span><text:span text:style-name="T16"/></text:p>
      <text:p text:style-name="Standard" loext:marker-style-name="T21"><text:span text:style-name="T21">using System;</text:span></text:p>
      <text:p text:style-name="Standard" loext:marker-style-name="T21"><text:span text:style-name="T21">using System.Collections.Generic;</text:span></text:p>
      <text:p text:style-name="Standard" loext:marker-style-name="T21"><text:span text:style-name="T21">using System.Linq;</text:span></text:p>
      <text:p text:style-name="Standard" loext:marker-style-name="T21"><text:span text:style-name="T21">using System.Text;</text:span></text:p>
      <text:p text:style-name="Standard" loext:marker-style-name="T21"><text:span text:style-name="T21">using System.Threading.Tasks;</text:span></text:p>
      <text:p text:style-name="Standard" loext:marker-style-name="T21"><text:span text:style-name="T21"/></text:p>
      <text:p text:style-name="Standard" loext:marker-style-name="T21"><text:span text:style-name="T21">namespace lr3 {</text:span></text:p>
      <text:p text:style-name="Standard" loext:marker-style-name="T21"><text:span text:style-name="T21"><text:s text:c="2"/>// Делегат для проверки элемента</text:span></text:p>
      <text:p text:style-name="Standard" loext:marker-style-name="T21"><text:span text:style-name="T21"><text:s text:c="2"/>public delegate bool ElementCondition(int element, int target);</text:span></text:p>
      <text:p text:style-name="Standard" loext:marker-style-name="T21"><text:span text:style-name="T21"/></text:p>
      <text:p text:style-name="Standard" loext:marker-style-name="T21"><text:span text:style-name="T21"><text:s text:c="2"/>class Program {</text:span></text:p>
      <text:p text:style-name="Standard" loext:marker-style-name="T21"><text:span text:style-name="T21"><text:s text:c="4"/>static void Main(string[] args) {</text:span></text:p>
      <text:p text:style-name="Standard" loext:marker-style-name="T21"><text:span text:style-name="T21"><text:s text:c="6"/>// Ввод данных от пользователя</text:span></text:p>
      <text:p text:style-name="Standard" loext:marker-style-name="T21"><text:span text:style-name="T21"><text:s text:c="6"/>Console.WriteLine("Введите размер массива:");</text:span></text:p>
      <text:p text:style-name="Standard" loext:marker-style-name="T21"><text:span text:style-name="T21"><text:s text:c="6"/>int arraySize = int.Parse(Console.ReadLine());</text:span></text:p>
      <text:p text:style-name="Standard" loext:marker-style-name="T21"><text:span text:style-name="T21"/></text:p>
      <text:p text:style-name="Standard" loext:marker-style-name="T21"><text:span text:style-name="T21"><text:s text:c="6"/>Console.WriteLine("Введите контрольное число:");</text:span></text:p>
      <text:p text:style-name="Standard" loext:marker-style-name="T21"><text:span text:style-name="T21"><text:s text:c="6"/>int targetNumber = int.Parse(Console.ReadLine());</text:span></text:p>
      <text:p text:style-name="Standard" loext:marker-style-name="T21"><text:span text:style-name="T21"/></text:p>
      <text:p text:style-name="Standard" loext:marker-style-name="T21"><text:span text:style-name="T21"><text:s text:c="6"/>// Генерация случайного массива</text:span></text:p>
      <text:p text:style-name="Standard" loext:marker-style-name="T21"><text:span text:style-name="T21"><text:s text:c="6"/>int[] randomArray = GenerateRandomArray(arraySize);</text:span></text:p>
      <text:p text:style-name="Standard" loext:marker-style-name="T21"><text:span text:style-name="T21"><text:s text:c="6"/>Console.WriteLine("Сгенерированный массив: ");</text:span></text:p>
      <text:p text:style-name="Standard" loext:marker-style-name="T21"><text:span text:style-name="T21"><text:s text:c="6"/>Console.WriteLine(string.Join(", ", randomArray));</text:span></text:p>
      <text:p text:style-name="Standard" loext:marker-style-name="T21"><text:span text:style-name="T21"/></text:p>
      <text:p text:style-name="Standard" loext:marker-style-name="T21"><text:soft-page-break/><text:span text:style-name="T21"><text:s text:c="6"/>// Создаем делегат для проверки условия (разница не более чем на 4)</text:span></text:p>
      <text:p text:style-name="Standard" loext:marker-style-name="T21"><text:span text:style-name="T21"><text:s text:c="6"/>ElementCondition condition = (element, target) =&gt;</text:span></text:p>
      <text:p text:style-name="Standard" loext:marker-style-name="T21"><text:span text:style-name="T21"><text:s text:c="10"/>Math.Abs(element - target) &lt;= 4;</text:span></text:p>
      <text:p text:style-name="Standard" loext:marker-style-name="T21"><text:span text:style-name="T21"/></text:p>
      <text:p text:style-name="Standard" loext:marker-style-name="T21"><text:span text:style-name="T21"><text:s text:c="6"/>// Получаем подмножество элементов, соответствующих условию</text:span></text:p>
      <text:p text:style-name="Standard" loext:marker-style-name="T21"><text:span text:style-name="T21"><text:s text:c="6"/>int[] subset = GetSubset(randomArray, targetNumber, condition);</text:span></text:p>
      <text:p text:style-name="Standard" loext:marker-style-name="T21"><text:span text:style-name="T21"/></text:p>
      <text:p text:style-name="Standard" loext:marker-style-name="T21"><text:span text:style-name="T21"><text:s text:c="6"/>// Вывод результата</text:span></text:p>
      <text:p text:style-name="Standard" loext:marker-style-name="T21"><text:span text:style-name="T21"><text:s text:c="6"/>Console.WriteLine(</text:span></text:p>
      <text:p text:style-name="Standard" loext:marker-style-name="T21"><text:span text:style-name="T21"><text:s text:c="10"/>"Элементы, которые отличаются от заданного числа не более чем на 4:");</text:span></text:p>
      <text:p text:style-name="Standard" loext:marker-style-name="T21"><text:span text:style-name="T21"><text:s text:c="6"/>Console.WriteLine(subset.Length &gt; 0 ? string.Join(", ", subset)</text:span></text:p>
      <text:p text:style-name="Standard" loext:marker-style-name="T21"><text:span text:style-name="T21"><text:s text:c="42"/>: "Нет подходящих элементов.");</text:span></text:p>
      <text:p text:style-name="Standard" loext:marker-style-name="T21"><text:span text:style-name="T21"><text:s text:c="4"/>}</text:span></text:p>
      <text:p text:style-name="Standard" loext:marker-style-name="T21"><text:span text:style-name="T21"/></text:p>
      <text:p text:style-name="Standard" loext:marker-style-name="T21"><text:span text:style-name="T21"><text:s text:c="4"/>// Метод для генерации массива случайных чисел</text:span></text:p>
      <text:p text:style-name="Standard" loext:marker-style-name="T21"><text:span text:style-name="T21"><text:s text:c="4"/>static int[] GenerateRandomArray(int size) {</text:span></text:p>
      <text:p text:style-name="Standard" loext:marker-style-name="T21"><text:span text:style-name="T21"><text:s text:c="6"/>Random random = new Random();</text:span></text:p>
      <text:p text:style-name="Standard" loext:marker-style-name="T21"><text:span text:style-name="T21"><text:s text:c="6"/>int[] array = new int[size];</text:span></text:p>
      <text:p text:style-name="Standard" loext:marker-style-name="T21"><text:span text:style-name="T21"/></text:p>
      <text:p text:style-name="Standard" loext:marker-style-name="T21"><text:span text:style-name="T21"><text:s text:c="6"/>for (int i = 0; i &lt; size; i++) {</text:span></text:p>
      <text:p text:style-name="Standard" loext:marker-style-name="T21"><text:span text:style-name="T21"><text:s text:c="8"/>array[i] =</text:span></text:p>
      <text:p text:style-name="Standard" loext:marker-style-name="T21"><text:span text:style-name="T21"><text:s text:c="12"/>random.Next(0, 100); <text:s/>// Генерируем случайные числа от 0 до 100</text:span></text:p>
      <text:p text:style-name="Standard" loext:marker-style-name="T21"><text:span text:style-name="T21"><text:s text:c="6"/>}</text:span></text:p>
      <text:p text:style-name="Standard" loext:marker-style-name="T21"><text:span text:style-name="T21"/></text:p>
      <text:p text:style-name="Standard" loext:marker-style-name="T21"><text:span text:style-name="T21"><text:s text:c="6"/>return array;</text:span></text:p>
      <text:p text:style-name="Standard" loext:marker-style-name="T21"><text:span text:style-name="T21"><text:s text:c="4"/>}</text:span></text:p>
      <text:p text:style-name="Standard" loext:marker-style-name="T21"><text:span text:style-name="T21"/></text:p>
      <text:p text:style-name="Standard" loext:marker-style-name="T21"><text:span text:style-name="T21"><text:s text:c="4"/>// Метод для получения подмножества элементов</text:span></text:p>
      <text:p text:style-name="Standard" loext:marker-style-name="T21"><text:span text:style-name="T21"><text:s text:c="4"/>static int[] GetSubset(int[] array, int target,</text:span></text:p>
      <text:p text:style-name="Standard" loext:marker-style-name="T21"><text:span text:style-name="T21"><text:s text:c="27"/>ElementCondition condition) {</text:span></text:p>
      <text:p text:style-name="Standard" loext:marker-style-name="T21"><text:span text:style-name="T21"><text:s text:c="6"/>return array.Where(element =&gt; condition(element, target)).ToArray();</text:span></text:p>
      <text:p text:style-name="Standard" loext:marker-style-name="T21"><text:span text:style-name="T21"><text:s text:c="4"/>}</text:span></text:p>
      <text:p text:style-name="Standard" loext:marker-style-name="T21"><text:span text:style-name="T21"><text:s text:c="2"/>}</text:span></text:p>
      <text:p text:style-name="Standard" loext:marker-style-name="T21"><text:span text:style-name="T21">}</text:span></text:p>
      <text:p text:style-name="P35" loext:marker-style-name="T16"/>
      <text:p text:style-name="P37" loext:marker-style-name="T16"><text:span text:style-name="T16">На рисунке 1 представлен результат работы программы.</text:span><text:span text:style-name="T16"/></text:p>
      <text:p text:style-name="P35" loext:marker-style-name="T16"/>
      <text:p text:style-name="P36" loext:marker-style-name="T16"><draw:frame draw:style-name="fr2" draw:name="Image1" text:anchor-type="char" svg:width="17.5cm" svg:height="1.741cm" draw:z-index="4"><draw:image xlink:href="Pictures/1000000100000D7E00000158F628EDA2.png" xlink:type="simple" xlink:show="embed" xlink:actuate="onLoad" draw:mime-type="image/png"/></draw:frame><text:span text:style-name="T16">Рисунок 1 – Результат работы программы</text:span></text:p>
      <text:p text:style-name="P35" loext:marker-style-name="T16"/>
      <text:p text:style-name="P37" loext:marker-style-name="T16"><text:span text:style-name="T20">Вывод:</text:span><text:span text:style-name="T16"> в ходе выполнения лабораторной работы было разработано приложение по работе с делегатами. Приложение работает корректно. Изучена работа с делегатами в приложениях на языке C#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ru" fo:country="RU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Marginalia" style:family="paragraph" style:parent-style-name="Standard" loext:linked-style-name="Текст_20_примечания_20_Знак" style:class="text"/>
    <style:style style:name="annotation_20_subject" style:display-name="annotation subject" style:family="paragraph" style:parent-style-name="Marginalia" style:next-style-name="Marginalia" loext:linked-style-name="Тема_20_примечания_20_Знак">
      <style:text-properties fo:font-weight="bold" style:font-weight-asian="bold" style:font-weight-complex="bold"/>
    </style:style>
    <style:style style:name="Document_20_Map" style:display-name="Document Map" style:family="paragraph" style:parent-style-name="Standard" loext:linked-style-name="Схема_20_документа_20_Знак">
      <style:text-properties style:font-name="Tahoma" fo:font-family="Tahoma" style:font-family-generic="swiss" style:font-pitch="variable" fo:font-size="8pt" style:font-size-asian="8pt" style:font-size-complex="8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itle" style:family="paragraph" style:parent-style-name="Standard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Обычный1" style:family="paragraph">
      <style:paragraph-properties fo:margin-top="0cm" fo:margin-bottom="0cm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nnotation_20_reference" style:display-name="annotation reference" style:family="text">
      <style:text-properties fo:font-size="8pt" style:font-size-asian="8pt" style:font-size-complex="8pt"/>
    </style:style>
    <style:style style:name="Схема_20_документа_20_Знак" style:display-name="Схема документа Знак" style:family="text" loext:linked-style-name="Document_20_Map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примечания_20_Знак" style:display-name="Текст примечания Знак" style:family="text" style:parent-style-name="Default_20_Paragraph_20_Font" loext:linked-style-name="Marginalia"/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 style:font-style-name="Regular" style:font-pitch="variable"/>
      </text:list-level-style-bullet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05T09:34:00</meta:creation-date>
    <meta:initial-creator>ovgot</meta:initial-creator>
    <dc:date>2024-09-13T17:57:46.059952237</dc:date>
    <dc:title>Государственное образовательное учреждение высшего профессионального образования</dc:title>
    <meta:editing-cycles>10</meta:editing-cycles>
    <meta:editing-duration>PT5M30S</meta:editing-duration>
    <meta:generator>LibreOffice/24.8.0.3$MacOSX_AARCH64 LibreOffice_project/0bdf1299c94fe897b119f97f3c613e9dca6be583</meta:generator>
    <meta:document-statistic meta:table-count="4" meta:image-count="2" meta:object-count="0" meta:page-count="3" meta:paragraph-count="101" meta:word-count="382" meta:character-count="3321" meta:non-whitespace-character-count="2752"/>
    <meta:user-defined meta:name="Company">metod.bmstu.ru</meta:user-defined>
    <meta:user-defined meta:name="ICV">BFA8AABFECC140EBBEF0D034453D3929</meta:user-defined>
    <meta:user-defined meta:name="KSOProductBuildVer">1033-11.2.0.11214</meta:user-defined>
    <meta:template xlink:type="simple" xlink:actuate="onRequest" xlink:title="Normal" xlink:href=""/>
  </office:meta>
</office:document-meta>
</file>